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3621" officeooo:paragraph-rsid="00023621"/>
    </style:style>
    <style:style style:name="P2" style:family="paragraph" style:parent-style-name="Standard">
      <style:text-properties officeooo:paragraph-rsid="00023621"/>
    </style:style>
    <style:style style:name="P3" style:family="paragraph" style:parent-style-name="Standard">
      <style:text-properties officeooo:rsid="000406f9" officeooo:paragraph-rsid="000406f9"/>
    </style:style>
    <style:style style:name="P4" style:family="paragraph" style:parent-style-name="Standard">
      <style:text-properties officeooo:paragraph-rsid="0005148c"/>
    </style:style>
    <style:style style:name="P5" style:family="paragraph" style:parent-style-name="Standard">
      <style:text-properties fo:language="en" fo:country="US" officeooo:paragraph-rsid="0005148c"/>
    </style:style>
    <style:style style:name="P6" style:family="paragraph" style:parent-style-name="Standard">
      <style:text-properties officeooo:rsid="00023621" officeooo:paragraph-rsid="00023621"/>
    </style:style>
    <style:style style:name="P7" style:family="paragraph" style:parent-style-name="Standard">
      <style:text-properties officeooo:rsid="0005dcc0" officeooo:paragraph-rsid="0005dcc0"/>
    </style:style>
    <style:style style:name="P8" style:family="paragraph" style:parent-style-name="Standard">
      <style:text-properties fo:language="en" fo:country="US" officeooo:rsid="0005dcc0" officeooo:paragraph-rsid="0005dcc0"/>
    </style:style>
    <style:style style:name="P9" style:family="paragraph" style:parent-style-name="Standard">
      <style:text-properties fo:language="en" fo:country="US" officeooo:rsid="000406f9" officeooo:paragraph-rsid="0005dcc0"/>
    </style:style>
    <style:style style:name="P10" style:family="paragraph" style:parent-style-name="Standard">
      <style:text-properties fo:language="en" fo:country="US" officeooo:paragraph-rsid="000406f9"/>
    </style:style>
    <style:style style:name="P11" style:family="paragraph" style:parent-style-name="Standard">
      <style:text-properties fo:language="en" fo:country="US" officeooo:paragraph-rsid="0005dcc0"/>
    </style:style>
    <style:style style:name="P12" style:family="paragraph" style:parent-style-name="Standard">
      <style:text-properties officeooo:rsid="000406f9" officeooo:paragraph-rsid="0005dcc0"/>
    </style:style>
    <style:style style:name="P13" style:family="paragraph" style:parent-style-name="Standard">
      <style:text-properties officeooo:paragraph-rsid="0005dcc0"/>
    </style:style>
    <style:style style:name="T1" style:family="text">
      <style:text-properties officeooo:rsid="000406f9"/>
    </style:style>
    <style:style style:name="T2" style:family="text">
      <style:text-properties officeooo:rsid="0005148c"/>
    </style:style>
    <style:style style:name="T3" style:family="text">
      <style:text-properties officeooo:rsid="0005dcc0"/>
    </style:style>
    <style:style style:name="T4" style:family="text">
      <style:text-properties fo:language="en" fo:country="US"/>
    </style:style>
    <style:style style:name="T5" style:family="text">
      <style:text-properties fo:language="en" fo:country="US" officeooo:rsid="0005dcc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ext:p>
      <text:p text:style-name="P1"/>
      <text:p text:style-name="P7"><text:span text:style-name="T4">The text has the objective of discussing the impact ChatGPT had in the education in the past 5 month and what is to come in the future regarding the chatbot. It starts by showing the reactions of educational institutes and the actions they took, be it the total bans and advising against the use of it to students. The author swiftly changes the subjects to teachers who tried to deal with the new technology is various ways, utilizing such examples:</text:span></text:p>
      <text:p text:style-name="P2"/>
      <text:p text:style-name="P5">““Teachers are asking students to use ChatGPT to generate text on a topic and then getting them to point out the flaws. In one example that a colleague of Stansbury’s shared at her workshop, students used the bot to generate an essay about the history of the printing press. When its US-centric response included no information about the origins of print in Europe or China, the teacher used that as the starting point for a conversation about bias. “It’s a great way to focus on media literacy,” says Stansbury.””</text:p>
      <text:p text:style-name="P4"><text:s/></text:p>
      <text:p text:style-name="P5">“““Breaking down the assignment in this way also helps students focus on specific skills without getting sidetracked. Donahoe found, for example, that using ChatGPT to generate a first draft helped some students stop worrying about the blank page and instead focus on the critical phase of the assignment. “It can help you move beyond particular pain points when those pain points aren’t necessarily part of the learning goals of the assignment,” she says.”” </text:p>
      <text:p text:style-name="P1"/>
      <text:p text:style-name="P9"><text:span text:style-name="T3">This way, it’s possible to spot the author bias and point of view: that, coincidentally is the already in the title, “ChatGPT is going to change education, not destroy it”. Not only that, but the writer tackles the elephant in the room: the cheating that a chatbot like chatGPT could do to students all across the world. </text:span></text:p>
      <text:p text:style-name="P9"/>
      <text:p text:style-name="P11">““Some types of assignments will be harder hit than others, too. ChatGPT is really good at summarizing information. When that is the goal of an assignment, cheating is a legitimate concern, says Donahoe: “It would be virtually indistinguishable from an A answer in that context. It is something we should take seriously.””</text:p>
      <text:p text:style-name="P9"/>
      <text:p text:style-name="P8">Surprisingly, he did not deny the use to cheat assignments by students and did not offer a solution to this problem, nor the teachers think there is even one.</text:p>
      <text:p text:style-name="P8"/>
      <text:p text:style-name="P13"><text:span text:style-name="T5">“</text:span><text:span text:style-name="T4">None of the educators I spoke to have a fix for that. And not all other fears will be easily allayed.”</text:span> </text:p>
      <text:p text:style-name="P12"/>
      <text:p text:style-name="P13"><text:span text:style-name="T5">But it’s not like cheating was invented by chatGPT, it only facilitated it.</text:span></text:p>
      <text:p text:style-name="P7"><text:span text:style-name="T4"/></text:p>
      <text:p text:style-name="P7"><text:span text:style-name="T4">Although, to him and some the teachers it interviewed, chatGPT could bring in the transformation the education world needed seeing how the world has changed from the context when this method of teaching was first created, and have high hopes that his will push it through this to a new method of interactive education and more of a personalized learning for students.</text:span></text:p>
      <text:p text:style-name="P3"/>
      <text:p text:style-name="P10"><text:span text:style-name="T1">““</text:span>Many educators think that schools are stuck in a groove, says Crompton, who was a K–12 teacher for 16 years before becoming a researcher. In a system with too much focus on grading and not enough on learning, ChatGPT is forcing a debate that is overdue. “We’ve long wanted to transform education,” she says. “We’ve been talking about it for years.””</text:p>
      <text:p text:style-name="P10"/>
      <text:p text:style-name="P7"><text:span text:style-name="T4">Our (the group) opinion is in many ways similar to that of the writer, that is of course, that chatGPT could, and will, change how many of us view and approach education, and hopefully bring in a new form of teaching and perspectives when handling the teaching of students and alike, and not destroy it in any way, shape or form.</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10:25:53.952000000</meta:creation-date>
    <dc:date>2023-05-15T11:16:38.735000000</dc:date>
    <meta:editing-duration>PT2H46M23S</meta:editing-duration>
    <meta:editing-cycles>6</meta:editing-cycles>
    <meta:generator>LibreOffice/7.4.3.2$Windows_X86_64 LibreOffice_project/1048a8393ae2eeec98dff31b5c133c5f1d08b890</meta:generator>
    <meta:document-statistic meta:table-count="0" meta:image-count="0" meta:object-count="0" meta:page-count="1" meta:paragraph-count="13" meta:word-count="600" meta:character-count="3453" meta:non-whitespace-character-count="2862"/>
  </office:meta>
</office:document-meta>
</file>